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21989e" fo:background-color="transparent" style:font-size-asian="14pt" style:font-style-asian="normal" style:font-weight-asian="normal" style:font-size-complex="14pt" style:font-style-complex="normal" style:font-weight-complex="normal"/>
    </style:style>
    <style:style style:name="P2" style:family="paragraph" style:parent-style-name="Standard">
      <style:text-properties fo:font-variant="normal" fo:text-transform="none" style:use-window-font-color="true" loext:opacity="0%" style:font-name="Carlito" fo:font-size="14pt" fo:letter-spacing="normal" fo:font-style="normal" fo:font-weight="normal" officeooo:rsid="001cbcc1" officeooo:paragraph-rsid="001cbcc1" fo:background-color="transparent" style:font-size-asian="14pt" style:font-style-asian="normal" style:font-weight-asian="normal" style:font-size-complex="14pt" style:font-style-complex="normal" style:font-weight-complex="normal"/>
    </style:style>
    <style:style style:name="T1" style:family="text">
      <style:text-properties officeooo:rsid="001cbcc1"/>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tracked-changes text:track-changes="false">
        <text:changed-region xml:id="ct94421299075360" text:id="ct94421299075360">
          <text:deletion>
            <office:change-info>
              <dc:creator>Unknown Author</dc:creator>
              <dc:date>2026-01-22T15:22:20</dc:date>
            </office:change-info>
            <text:p text:style-name="P1">quam elementum pulvinar etiam non quam lacus suspendisse. Lacinia quis vel eros donec ac odio tempor orci.</text:p>
          </text:deletion>
        </text:changed-region>
      </text:tracked-changes>
      <text:variable-decls>
        <text:variable-decl office:value-type="float" text:name="Ite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ALUE " text:name="UserField"/>
      </text:user-field-decls>
      <table:table table:name="Table1" table:style-name="Table1">
        <table:table-column table:style-name="Table1.A"/>
        <table:table-row>
          <table:table-cell table:style-name="Table1.A1" office:value-type="string">
            <text:section text:style-name="Sect1" text:name="Section1">
              <text:p text:style-name="P1"><text:span text:style-name="T1"><text:drop-down text:name="dropdown"><text:label text:value="Dropdown1"/><text:label text:value="Dropdown2"/><text:label text:value="Dropdown3"/>Dropdown1</text:drop-down></text:span><text:span text:style-name="T1"><text:s/></text:span>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text:change text:change-id="ct94421299075360"/></text:p>
            </text:section>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6-01-23T08:58:50.125354947</dc:date>
    <meta:editing-duration>PT14M46S</meta:editing-duration>
    <meta:editing-cycles>26</meta:editing-cycles>
    <meta:document-statistic meta:table-count="1" meta:image-count="0" meta:object-count="0" meta:page-count="1" meta:paragraph-count="1" meta:word-count="115" meta:character-count="743" meta:non-whitespace-character-count="628"/>
    <meta:user-defined meta:name="Duration" meta:value-type="time">P0D</meta:user-defined>
  </office:meta>
</office:document-meta>
</file>